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fo:line-height="150%"/>
      <style:text-properties fo:font-weight="bold" style:font-weight-asian="bold" style:font-weight-complex="bold"/>
    </style:style>
    <style:style style:name="P2" style:parent-style-name="Standard" style:family="paragraph">
      <style:paragraph-properties fo:text-align="justify" fo:line-height="150%"/>
    </style:style>
    <style:style style:name="P3" style:parent-style-name="Standard" style:family="paragraph">
      <style:paragraph-properties fo:text-align="justify" fo:line-height="150%"/>
    </style:style>
    <style:style style:name="T4" style:parent-style-name="DefaultParagraphFont" style:family="text">
      <style:text-properties fo:color="#C9211E"/>
    </style:style>
    <style:style style:name="T5" style:parent-style-name="DefaultParagraphFont" style:family="text">
      <style:text-properties fo:color="#000000"/>
    </style:style>
    <style:style style:name="P6" style:parent-style-name="Standard" style:family="paragraph">
      <style:paragraph-properties fo:text-align="justify" fo:line-height="150%"/>
      <style:text-properties fo:color="#000000"/>
    </style:style>
    <style:style style:name="P7" style:parent-style-name="Standard" style:family="paragraph">
      <style:paragraph-properties fo:text-align="justify" fo:line-height="150%"/>
      <style:text-properties fo:color="#000000"/>
    </style:style>
    <style:style style:name="P8" style:parent-style-name="Standard" style:family="paragraph">
      <style:paragraph-properties fo:text-align="justify" fo:line-height="150%"/>
      <style:text-properties fo:color="#000000"/>
    </style:style>
    <style:style style:name="P9" style:parent-style-name="Standard" style:family="paragraph">
      <style:paragraph-properties fo:text-align="justify" fo:line-height="150%"/>
      <style:text-properties fo:color="#000000"/>
    </style:style>
    <style:style style:name="P10" style:parent-style-name="Standard" style:family="paragraph">
      <style:paragraph-properties fo:text-align="justify" fo:line-height="150%"/>
      <style:text-properties fo:color="#000000"/>
    </style:style>
    <style:style style:name="P11" style:parent-style-name="Standard" style:family="paragraph">
      <style:paragraph-properties fo:text-align="justify" fo:line-height="150%"/>
      <style:text-properties fo:color="#000000"/>
    </style:style>
    <style:style style:name="P12" style:parent-style-name="Standard" style:family="paragraph">
      <style:paragraph-properties fo:text-align="justify" fo:line-height="150%"/>
      <style:text-properties fo:color="#000000"/>
    </style:style>
    <style:style style:name="P13" style:parent-style-name="Standard" style:family="paragraph">
      <style:paragraph-properties fo:text-align="justify" fo:line-height="150%"/>
      <style:text-properties fo:color="#000000"/>
    </style:style>
    <style:style style:name="P14" style:parent-style-name="Standard" style:family="paragraph">
      <style:paragraph-properties fo:text-align="justify" fo:line-height="150%"/>
      <style:text-properties fo:color="#000000"/>
    </style:style>
    <style:style style:name="P15" style:parent-style-name="Standard" style:family="paragraph">
      <style:paragraph-properties fo:text-align="justify" fo:line-height="150%"/>
      <style:text-properties fo:color="#000000"/>
    </style:style>
    <style:style style:name="P16" style:parent-style-name="Standard" style:family="paragraph">
      <style:paragraph-properties fo:text-align="justify" fo:line-height="150%"/>
      <style:text-properties fo:color="#000000"/>
    </style:style>
    <style:style style:name="P17" style:parent-style-name="Standard" style:family="paragraph">
      <style:paragraph-properties fo:text-align="justify" fo:line-height="150%"/>
      <style:text-properties fo:color="#000000"/>
    </style:style>
    <style:style style:name="P18" style:parent-style-name="Standard" style:family="paragraph">
      <style:paragraph-properties fo:break-before="page" fo:text-align="justify" fo:line-height="150%"/>
    </style:style>
    <style:style style:name="T19" style:parent-style-name="DefaultParagraphFont" style:family="text">
      <style:text-properties fo:font-weight="bold" style:font-weight-asian="bold" style:font-weight-complex="bold" fo:color="#000000"/>
    </style:style>
    <style:style style:name="T20" style:parent-style-name="DefaultParagraphFont" style:family="text">
      <style:text-properties fo:color="#000000"/>
    </style:style>
    <style:style style:name="T21" style:parent-style-name="DefaultParagraphFont" style:family="text">
      <style:text-properties fo:font-weight="bold" style:font-weight-asian="bold" style:font-weight-complex="bold" fo:color="#000000"/>
    </style:style>
    <style:style style:name="P22" style:parent-style-name="Standard" style:family="paragraph">
      <style:paragraph-properties fo:text-align="justify" fo:line-height="150%"/>
    </style:style>
    <style:style style:name="T23" style:parent-style-name="DefaultParagraphFont" style:family="text">
      <style:text-properties fo:color="#000000"/>
    </style:style>
    <style:style style:name="T24" style:parent-style-name="DefaultParagraphFont" style:family="text">
      <style:text-properties fo:color="#7030A0"/>
    </style:style>
    <style:style style:name="P25" style:parent-style-name="Standard" style:family="paragraph">
      <style:paragraph-properties fo:text-align="justify" fo:line-height="150%"/>
    </style:style>
    <style:style style:name="T26" style:parent-style-name="DefaultParagraphFont" style:family="text">
      <style:text-properties fo:color="#7030A0"/>
    </style:style>
    <style:style style:name="T27" style:parent-style-name="DefaultParagraphFont" style:family="text">
      <style:text-properties fo:color="#000000"/>
    </style:style>
    <style:style style:name="T28" style:parent-style-name="DefaultParagraphFont" style:family="text">
      <style:text-properties fo:font-style="italic" style:font-style-asian="italic" style:font-style-complex="italic" fo:color="#000000"/>
    </style:style>
    <style:style style:name="T29" style:parent-style-name="DefaultParagraphFont" style:family="text">
      <style:text-properties fo:color="#000000"/>
    </style:style>
    <style:style style:name="T30" style:parent-style-name="DefaultParagraphFont" style:family="text">
      <style:text-properties style:font-name-asian="Liberation Serif" style:font-name-complex="Liberation Serif" fo:color="#000000"/>
    </style:style>
    <style:style style:name="T31" style:parent-style-name="DefaultParagraphFont" style:family="text">
      <style:text-properties fo:color="#000000"/>
    </style:style>
    <style:style style:name="P32" style:parent-style-name="Standard" style:family="paragraph">
      <style:paragraph-properties fo:text-align="justify" fo:line-height="150%"/>
      <style:text-properties fo:color="#000000"/>
    </style:style>
    <style:style style:name="P33" style:parent-style-name="Standard" style:family="paragraph">
      <style:paragraph-properties fo:text-align="justify" fo:line-height="150%"/>
      <style:text-properties fo:color="#C9211E"/>
    </style:style>
    <style:style style:name="P34" style:parent-style-name="Standard" style:family="paragraph">
      <style:paragraph-properties fo:text-align="justify" fo:line-height="150%"/>
      <style:text-properties fo:color="#C9211E"/>
    </style:style>
    <style:style style:name="P35" style:parent-style-name="Standard" style:family="paragraph">
      <style:paragraph-properties fo:text-align="justify" fo:line-height="150%"/>
      <style:text-properties fo:color="#C9211E"/>
    </style:style>
    <style:style style:name="P36" style:parent-style-name="Normal" style:family="paragraph">
      <style:paragraph-properties fo:text-align="justify" fo:line-height="150%" fo:text-indent="0.4923in"/>
      <style:text-properties fo:color="#7030A0"/>
    </style:style>
    <style:style style:name="P37" style:parent-style-name="Normal" style:family="paragraph">
      <style:paragraph-properties fo:text-align="justify" fo:line-height="150%"/>
      <style:text-properties fo:color="#7030A0"/>
    </style:style>
    <style:style style:name="P38" style:parent-style-name="Normal" style:family="paragraph">
      <style:paragraph-properties fo:text-align="justify" fo:line-height="150%" fo:text-indent="0.4923in"/>
      <style:text-properties style:font-name-asian="Liberation Serif" style:font-name-complex="Liberation Serif" fo:color="#7030A0"/>
    </style:style>
    <style:style style:name="P39" style:parent-style-name="Normal" style:family="paragraph">
      <style:paragraph-properties fo:text-align="justify" fo:line-height="150%" fo:text-indent="0.4923in"/>
      <style:text-properties style:font-name-asian="Liberation Serif" style:font-name-complex="Liberation Serif" fo:color="#7030A0"/>
    </style:style>
    <style:style style:name="P40" style:parent-style-name="Normal" style:family="paragraph">
      <style:paragraph-properties fo:text-align="justify" fo:line-height="150%" fo:text-indent="0.4923in"/>
      <style:text-properties style:font-name-asian="Liberation Serif" style:font-name-complex="Liberation Serif" fo:color="#000000"/>
    </style:style>
    <style:style style:name="P41" style:parent-style-name="Normal" style:family="paragraph">
      <style:paragraph-properties fo:text-align="justify" fo:line-height="150%" fo:text-indent="0.4923in"/>
      <style:text-properties style:font-name-asian="Liberation Serif" style:font-name-complex="Liberation Serif" fo:color="#7030A0"/>
    </style:style>
    <style:style style:name="P42" style:parent-style-name="Normal" style:family="paragraph">
      <style:paragraph-properties fo:text-align="justify" fo:line-height="150%" fo:text-indent="0.4923in"/>
      <style:text-properties style:font-name-asian="Liberation Serif" style:font-name-complex="Liberation Serif" fo:color="#7030A0"/>
    </style:style>
    <style:style style:name="P43" style:parent-style-name="Normal" style:family="paragraph">
      <style:paragraph-properties fo:text-align="justify" fo:text-indent="0.4923in"/>
      <style:text-properties style:font-name-asian="Liberation Serif" style:font-name-complex="Liberation Serif" fo:color="#000000"/>
    </style:style>
    <style:style style:name="P44" style:parent-style-name="Standard" style:family="paragraph">
      <style:paragraph-properties fo:text-align="justify" fo:line-height="150%"/>
      <style:text-properties fo:color="#C9211E"/>
    </style:style>
    <style:style style:name="P45" style:parent-style-name="Standard" style:family="paragraph">
      <style:paragraph-properties fo:text-align="justify" fo:line-height="150%"/>
    </style:style>
    <style:style style:name="P46" style:parent-style-name="Standard" style:family="paragraph">
      <style:paragraph-properties fo:text-align="justify" fo:line-height="150%"/>
    </style:style>
  </office:automatic-styles>
  <office:body>
    <office:text text:use-soft-page-breaks="true">
      <text:p text:style-name="P1">7. Discuss how risk, quality and communication will be managed in your project. Provide justifications for your choices</text:p>
      <text:p text:style-name="P2"><text:tab/>Risks, quality and Communication will be all managed upon the Agile principles as they have useful practices rather than traditional approaches, which can have a considerable level or risk, cost and less efficient in comparison to Agile principles</text:p>
      <text:p text:style-name="P3"><text:span text:style-name="T4"><text:tab/></text:span><text:span text:style-name="T5">With that said, throughout the software development involved risks may occur (i.e., confusing actors, miscommunication etc.) however, they can be significantly reduced by a proper amount of analysis and proper use of design modelling. As well as small incremented deliveries along with timely feedback between customer and client may reduce the chances of a client’s dissatisfaction at the end of project.</text:span></text:p>
      <text:p text:style-name="P6"><text:tab/>Moreover, our project will be based upon the eleven Agile principles that distinguished from any others processes and have a substantial impact on the quality of the project. Basically, there are two principles that takes the quality into accountability. Customer satisfaction through early and continuous delivery of valuable software and a constant but suitable pace from the development team involved in the project, should be excellent approach for a quality management. <text:s/><text:tab/></text:p>
      <text:p text:style-name="P7"><text:tab/>Lastly, Agile principles will be used for communication as part of the project management, preferably face-to-face conversations between the participants. Curiously, conversation will be a default standard as written plans, design etc. will in case of an immediate and significant necessity. Worth also to mention that constant communication and feedbacks will guide the project success for the business, especially in the execution phase.</text:p>
      <text:p text:style-name="P8"><text:tab/>In order others words, risks, quality and communication are parameters to be considered part of a project management. Therefore, Agile principles and its practices have been and shown the most suitable and efficient approach, even used by big Techs (i.e., Google, Microsoft etc.). currently and good practices within Object Oriented Software Engineering for software development.</text:p>
      <text:p text:style-name="P9"/>
      <text:p text:style-name="P10"/>
      <text:p text:style-name="P11"/>
      <text:p text:style-name="P12"/>
      <text:p text:style-name="P13"/>
      <text:p text:style-name="P14"/>
      <text:p text:style-name="P15"/>
      <text:p text:style-name="P16"/>
      <text:p text:style-name="P17"/>
      <text:soft-page-break/>
      <text:p text:style-name="P18"><text:span text:style-name="T19">8</text:span><text:span text:style-name="T20">. <text:s/></text:span><text:span text:style-name="T21">Describe and justify the development methodology you will follow.</text:span></text:p>
      <text:p text:style-name="P22"><text:span text:style-name="T23"><text:tab/></text:span><text:span text:style-name="T24">The project will be based upon the Agile Methodology, which contains three mainstreams. A combining of Scrum and XP will be the most appropriate for the Garden Centre project development – since Kaban limits its work in any one condition and meeting methodology.</text:span></text:p>
      <text:p text:style-name="P25"><text:span text:style-name="T26"><text:tab/>Therefore a development methodology and a programming practice seems the most suitable <text:s/>with the project for the Garden Centre due to market constant change and the need of adaptability due to the economically scenario . <text:s/></text:span><text:span text:style-name="T27">Moreover, by having each one of them a team can break work into small and manageable pieces for a certain period of time, so called <text:s/></text:span><text:span text:style-name="T28">Sprint –<text:s/></text:span><text:span text:style-name="T29">completed within 2 – 4 – with potential shippable code. Also teams may also be small, yet organised, cross-functional and self-organised. Additionally, items are organized in a list<text:s/></text:span><text:span text:style-name="T30">of priorities t</text:span><text:span text:style-name="T31">hat is estimated with the relative effort of each one of them.</text:span></text:p>
      <text:p text:style-name="P32"/>
      <text:p text:style-name="P33">###########</text:p>
      <text:p text:style-name="P34"/>
      <text:p text:style-name="P35"/>
      <text:p text:style-name="P36">Through the definitions of success, challenge, and loss, we were able to achieve personal, technical, and organizational goals through using the Agile methodology for the project.</text:p>
      <text:p text:style-name="P37">In short, to justify such choices, these principles seek to deliver the project with all the features provided within the time enabled, challenging and with the planned budget without harming any stage of the process. <text:s/></text:p>
      <text:p text:style-name="P38">In addition, Agile<text:s/>philosophies support the combination of Extreme Programming and Scrum methods, which here were applied individual elements such as version control and the application of coding patterns, where moulded to our reality enabled the development, interaction between those involved and monitoring through weekly dismantling of the project in search of customer satisfaction.</text:p>
      <text:p text:style-name="P39">Due to the constant change in the market and the need for adaptability due to the economic scenario, the difficulty of managing becomes more real and challenging. For this reason, applying the XP development methodology allows us to eliminate these challenges and achieve the desired success. The method's efficiency makes it possible to eliminate delays and miscommunication by emphasizing face-to-face collaboration and thus allowing constant evolution by performing simultaneous phases, such as analyses, projects, coding, testing, and deployment.</text:p>
      <text:p text:style-name="P40">Moreover, by having each one of them a team can break work into small and manageable pieces for a certain period, a so-called Sprint – completed within 2 – 4 – with potentially shippable code. Also, teams may be small but well-organized, cross-functional and self-organized. Additionally, items are organized in a list based on priorities that are estimated with the relative effort of each one.</text:p>
      <text:soft-page-break/>
      <text:p text:style-name="P41">In summary, the reapplication of patterns enabled the practicability of the the methods and concepts mentioned earlier.</text:p>
      <text:p text:style-name="P42">The construction of the use case in the first stage of this project demonstrates the application of this concept. Based on the list of commons objects identified, a brainstorming followed by an analysis was performed, allowing the team to develop a more robust solution to the domain problem.</text:p>
      <text:p text:style-name="P43"/>
      <text:p text:style-name="P44"/>
      <text:p text:style-name="P45"/>
      <text:p text:style-name="P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érgio Oliveira</dc:creator>
    <meta:creation-date>2023-11-13T11:43:00Z</meta:creation-date>
    <dc:date>2023-11-13T11:45:00Z</dc:date>
    <meta:template xlink:href="Normal.dotm" xlink:type="simple"/>
    <meta:editing-cycles>3</meta:editing-cycles>
    <meta:editing-duration>PT420S</meta:editing-duration>
    <meta:document-statistic meta:page-count="3" meta:paragraph-count="10" meta:word-count="777" meta:character-count="5202" meta:row-count="36" meta:non-whitespace-character-count="4435"/>
  </office:meta>
</office:document-meta>
</file>